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Regular" style:font-family-generic="swiss" style:font-pitch="variable"/>
  </office:font-face-decls>
  <office:automatic-styles>
    <style:style style:name="P1" style:family="paragraph" style:parent-style-name="Standard">
      <style:text-properties style:font-name="Courier New1" fo:font-size="9pt" fo:font-weight="bold" style:font-size-asian="9pt" style:font-weight-asian="bold" style:font-size-complex="9pt" style:font-weight-complex="bold"/>
    </style:style>
    <style:style style:name="P2" style:family="paragraph" style:parent-style-name="Standard">
      <style:text-properties style:font-name="Courier New1"/>
    </style:style>
    <style:style style:name="P3" style:family="paragraph" style:parent-style-name="Standard">
      <style:text-properties style:font-name="Courier New1" fo:font-size="9pt" style:font-size-asian="9pt" style:font-size-complex="9pt"/>
    </style:style>
    <style:style style:name="P4" style:family="paragraph" style:parent-style-name="Standard">
      <style:text-properties style:font-name="Courier New1" fo:font-style="normal" fo:font-weight="bold" style:font-style-asian="normal" style:font-weight-asian="bold" style:font-style-complex="normal" style:font-weight-complex="bold"/>
    </style:style>
    <style:style style:name="P5" style:family="paragraph" style:parent-style-name="Standard">
      <style:text-properties style:font-name="Courier New1" fo:font-weight="bold" style:font-weight-asian="bold" style:font-weight-complex="bold"/>
    </style:style>
    <style:style style:name="P6" style:family="paragraph" style:parent-style-name="Standard" style:list-style-name="L1"/>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list-style-name="L2"/>
    <style:style style:name="P10" style:family="paragraph" style:parent-style-name="Standard">
      <style:text-properties style:text-underline-style="solid" style:text-underline-width="auto" style:text-underline-color="font-color"/>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9pt" style:font-size-asian="9pt" style:font-size-complex="9pt"/>
    </style:style>
    <style:style style:name="T5" style:family="text">
      <style:text-properties style:font-name="Courier New1"/>
    </style:style>
    <style:style style:name="T6" style:family="text">
      <style:text-properties fo:background-color="#ffff00"/>
    </style:style>
    <style:style style:name="T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 <text:s text:c="69"/>%%</text:p>
      <text:p text:style-name="P1">%% <text:s text:c="15"/>####### <text:s text:c="3"/>##### <text:s text:c="5"/>##### <text:s text:c="3"/>####### <text:s text:c="15"/>%%</text:p>
      <text:p text:style-name="P1">%% <text:s text:c="15"/># <text:s text:c="8"/># <text:s text:c="4"/># <text:s text:c="3"/>## <text:s text:c="10"/># <text:s text:c="18"/>%%</text:p>
      <text:p text:style-name="P1">%% <text:s text:c="15"/>#### <text:s text:c="5"/>####### <text:s text:c="4"/>#### <text:s text:c="7"/># <text:s text:c="18"/>%%</text:p>
      <text:p text:style-name="P1">%% <text:s text:c="15"/># <text:s text:c="8"/># <text:s text:c="4"/># <text:s text:c="7"/>## <text:s text:c="6"/># <text:s text:c="18"/>%%</text:p>
      <text:p text:style-name="P1">%% <text:s text:c="15"/># <text:s text:c="8"/># <text:s text:c="4"/># <text:s text:c="3"/>##### <text:s text:c="7"/># <text:s text:c="18"/>%%</text:p>
      <text:p text:style-name="P1">%% <text:s text:c="69"/>%%</text:p>
      <text:p text:style-name="P1">%% <text:s text:c="23"/>FalconSioc-Transfer <text:s text:c="26"/>%%</text:p>
      <text:p text:style-name="P1">%% <text:s text:c="69"/>%%</text:p>
      <text:p text:style-name="P1">%% <text:s text:c="21"/>(c) michi "mihi" hirczy <text:s text:c="24"/>%%</text:p>
      <text:p text:style-name="P1">%%Basado en el código de Rich "Flareless" Sherkin y Erwin "Eagle9" Neyt %%</text:p>
      <text:p text:style-name="P1">%% <text:s text:c="69"/>%%</text:p>
      <text:p text:style-name="P1">%%%%%%%%%%%%%%%%%%%%%%%%%%%%%%%%%%%%%%%%%%%%%%%%%%%%%%%%%%%%%%%%%%%%%%%%%%</text:p>
      <text:p text:style-name="Standard"/>
      <text:p text:style-name="Standard"/>
      <text:p text:style-name="Heading">*****************</text:p>
      <text:p text:style-name="Heading">* <text:s/>Disclaimer <text:s text:c="2"/>*</text:p>
      <text:p text:style-name="Heading">*****************</text:p>
      <text:p text:style-name="Standard"/>
      <text:p text:style-name="Standard">FAST es distribuido "como es" y actualmente todavía es una versión Beta. </text:p>
      <text:p text:style-name="Standard">Úsala bajo tu propio riesgo ;-)</text:p>
      <text:p text:style-name="Standard"/>
      <text:p text:style-name="Standard">Muchas gracias a Alex "Skorp" García, 4<text:span text:style-name="T1">th</text:span> Perrur, por la traducción de este documento al español!</text:p>
      <text:p text:style-name="Standard"/>
      <text:p text:style-name="Heading">*****************</text:p>
      <text:p text:style-name="Heading">* Instalación <text:s text:c="2"/>*</text:p>
      <text:p text:style-name="Heading">*****************</text:p>
      <text:p text:style-name="Heading"/>
      <text:p text:style-name="Standard">Para instalar FAST, simplemente ejecuta el setup.exe e indíca al instalador dónde colocar los archivos de FAST.</text:p>
      <text:p text:style-name="Standard"/>
      <text:p text:style-name="Standard">Al estar totalmente escrito en VisualBasic6, son necesarios diversos archivos de VB6Runtime para ejecutar FAST. Estos archivos están incluidos en el setup y serán instalados automáticamente (para más detalles mira el install.txt)</text:p>
      <text:p text:style-name="Standard"/>
      <text:p text:style-name="Standard"/>
      <text:p text:style-name="Heading">*****************</text:p>
      <text:p text:style-name="Heading">* Configuración *</text:p>
      <text:p text:style-name="Heading">*****************</text:p>
      <text:p text:style-name="Heading"/>
      <text:p text:style-name="Standard">FAST puede ser configurado a través del archivo de configuración "fast.cfg" o mediante GUI (pero los cambios en la GUI no serán escritos automáticamente en el archivo de configuración)</text:p>
      <text:p text:style-name="Standard"/>
      <text:p text:style-name="Standard">Un ejemplo típico de archivo de configuración es:</text:p>
      <text:p text:style-name="Standard"/>
      <text:p text:style-name="P2">SIOCServer=192.168.1.1</text:p>
      <text:p text:style-name="P2">SIOCPort=8092</text:p>
      <text:p text:style-name="P2">DataModel=AF</text:p>
      <text:p text:style-name="P2">F4Timer=30</text:p>
      <text:p text:style-name="Standard"/>
      <text:p text:style-name="Standard">E aquí una pequeña descripción de los campos del archivo de configuración (y GUI):</text:p>
      <text:p text:style-name="Standard"/>
      <text:p text:style-name="Standard"><text:span text:style-name="T2">SIOCServer</text:span>: <text:tab/>la dirección IP de la máquina dónde el servidor SIOC está corriendo</text:p>
      <text:p text:style-name="Standard"><text:span text:style-name="T2">SIOCPort</text:span>: <text:tab/>el puerto que SIOC está escuchando (generalmente 8092)</text:p>
      <text:p text:style-name="Standard"><text:span text:style-name="T2">F4Timer</text:span>: <text:tab/>intervalo de escucha de datos de Falcon, en milisegundos</text:p>
      <text:p text:style-name="Standard"><text:span text:style-name="T2">DataModel</text:span>: <text:tab/>version de Falcon a la que conectar: AF para AlliedForce, BMS para BMS</text:p>
      <text:p text:style-name="Standard"/>
      <text:p text:style-name="Standard"/>
      <text:p text:style-name="Heading">******************</text:p>
      <text:p text:style-name="Heading">* Visión general *</text:p>
      <text:p text:style-name="Heading">******************</text:p>
      <text:p text:style-name="Standard"/>
      <text:p text:style-name="Standard">FAST es una herramienta para enviar datos desde Falcon (de AlliedForce o cualquier derivado de BMS) a un servidor SIOC. Los datos se envían sobre TCP/IP a traves del protocolo IOCP.</text:p>
      <text:p text:style-name="Standard"/>
      <text:p text:style-name="Heading">*******************</text:p>
      <text:p text:style-name="Heading">* Arrancando FAST *</text:p>
      <text:p text:style-name="Heading">*******************</text:p>
      <text:p text:style-name="Standard"/>
      <text:p text:style-name="Standard">Cuando arranca, FAST lee el archivo de configuración "fast.cfg" para coger los parámetros necesarios, intentando conectar entonces con Falcon y SIOC, de acuerdo a los valores configurados en dicho archivo. Cuando el servidor SIOC no está funcionando, FAST no intenta reconectar automáticamente,tendrás que reconectar pulsando el botón "connect".</text:p>
      <text:p text:style-name="Standard"/>
      <text:p text:style-name="Standard">Cuando Falcon no está ejecutándose, FAST escuchará Falcon en el intervalo puesto en el campo "F4Timer".</text:p>
      <text:p text:style-name="Standard"/>
      <text:p text:style-name="Standard">Asi que, el mejor orden de arranque para que FAST trabaje mejor es:</text:p>
      <text:p text:style-name="Standard"/>
      <text:p text:style-name="Standard">1.) arrancar el software del servidor SIOC</text:p>
      <text:p text:style-name="Standard">2.) arrancar FAST</text:p>
      <text:p text:style-name="Standard">3.) arrancar Falcon</text:p>
      <text:p text:style-name="Standard"/>
      <text:p text:style-name="Standard"/>
      <text:p text:style-name="Heading">**********************</text:p>
      <text:p text:style-name="Heading">* Configuración SIOC *</text:p>
      <text:p text:style-name="Heading">**********************</text:p>
      <text:p text:style-name="Standard"/>
      <text:p text:style-name="Standard">Cuando arrancas SIOC, puedes ir a IOCPCONSOLE y abrir el archivo iocp_config.con - ahora todas las variables usadas están etiquetadas. Dado que el protocolo IOCProtocol sólo puede transportar valores enteros, tendrás que modificar los valores en SIOC (i.e. el valor de 86 deberá ser dividido entre 100 para conseguir el valor correcto de 0.86)</text:p>
      <text:p text:style-name="Standard"/>
      <text:p text:style-name="Standard">Una vez que hayas visto los valores en el IOCPCONSOLE verás como manipular los valores (Tan pronto como tenga tiempo, se añadirá un archivo .ssi adecuado al instalador, el cual hará esta conversión automáticamente)</text:p>
      <text:p text:style-name="Standard"/>
      <text:p text:style-name="Standard">FAST usa las siguientes variables SIOC (comentarios entre paréntesis):</text:p>
      <text:p text:style-name="Standard"/>
      <text:p text:style-name="Standard"><text:span text:style-name="T3">VAR 0001 </text:span>- bits internos - (no implementado aún)</text:p>
      <text:p text:style-name="Standard"/>
      <text:p text:style-name="Standard"><text:span text:style-name="T3">VAR 0010</text:span> - Luces del Panel de Advertencia</text:p>
      <text:p text:style-name="Standard"/>
      <text:p text:style-name="Standard">Usados los siguientes bits:</text:p>
      <text:p text:style-name="P2"><text:s text:c="2"/>FL<text:span text:style-name="T4">CSFAULT = 0</text:span></text:p>
      <text:p text:style-name="P3"><text:s text:c="2"/>ENGINEFAULT = 1</text:p>
      <text:p text:style-name="P3"><text:s text:c="2"/>AVIONICSFAULT = 2</text:p>
      <text:p text:style-name="P3"><text:s text:c="2"/>SEATNOTARMED = 3</text:p>
      <text:p text:style-name="P3"><text:s text:c="2"/>ELECSYS = 4</text:p>
      <text:p text:style-name="P3"><text:s text:c="2"/>SEC = 5</text:p>
      <text:p text:style-name="P3"><text:s text:c="2"/>EQUIPHOT = 6 <text:s text:c="10"/>(no está en Memoria, usando CautionPanel OVERHEAT también)</text:p>
      <text:p text:style-name="P3"><text:s text:c="2"/>NWSFAIL = 7</text:p>
      <text:p text:style-name="P3"><text:s text:c="2"/>PROBEHEAT = 8</text:p>
      <text:p text:style-name="P3"><text:s text:c="2"/>FUELOILHOT = 9</text:p>
      <text:p text:style-name="P3"><text:s text:c="2"/>RADARALT = 10</text:p>
      <text:p text:style-name="P3"><text:s text:c="2"/>ANTISKID = 11</text:p>
      <text:p text:style-name="P3"><text:s text:c="2"/>CADC = 12 <text:s text:c="13"/>(no está en Memoria, siempre estará en OFF)</text:p>
      <text:p text:style-name="P3"><text:s text:c="2"/>INLETICING = 13 <text:s text:c="7"/>(no está en Memoria, siempre estará en OFF)</text:p>
      <text:p text:style-name="P3"><text:s text:c="2"/>IFF = 14 <text:s text:c="4"/></text:p>
      <text:p text:style-name="P3"><text:s text:c="2"/>HOOK = 15 <text:s text:c="4"/></text:p>
      <text:p text:style-name="P3"><text:s text:c="2"/>STORESCONFIG = 16</text:p>
      <text:p text:style-name="P3"><text:s text:c="2"/>OVERHEAT = 17</text:p>
      <text:p text:style-name="P3"><text:s text:c="2"/>NUCLEAR = 18 <text:s text:c="10"/>(no está en Memoria, siempre estará en OFF)</text:p>
      <text:p text:style-name="P3"><text:s text:c="2"/>OXY_LOW = 19</text:p>
      <text:p text:style-name="P3"><text:s text:c="2"/>ATFNOTENGAGED = 20 <text:s text:c="4"/>(no está en Memoria, siempre estará en OFF)</text:p>
      <text:p text:style-name="P3"><text:s text:c="2"/>EEC = 21 <text:s text:c="14"/>(no está en Memoria, usando ECM[no en CP real])</text:p>
      <text:p text:style-name="P3"><text:s text:c="2"/>CABINPRESS = 22</text:p>
      <text:p text:style-name="P3"><text:s text:c="2"/>FWDFUELLOW = 23</text:p>
      <text:p text:style-name="P3"><text:s text:c="2"/>AFTFUELLOW = 24</text:p>
      <text:p text:style-name="P3"><text:s text:c="2"/>BUC = 25</text:p>
      <text:p text:style-name="Standard"/>
      <text:p text:style-name="Standard"/>
      <text:p text:style-name="Standard"><text:span text:style-name="T3">VAR 0011</text:span> - Luces del Panel Frontal</text:p>
      <text:p text:style-name="Standard"/>
      <text:p text:style-name="Standard">Usados los siguientes bits:</text:p>
      <text:p text:style-name="Standard"><text:s text:c="2"/><text:span text:style-name="T5">' lefteyebrowlights</text:span></text:p>
      <text:p text:style-name="P2"><text:s text:c="2"/>MASTERCAUTION = 0</text:p>
      <text:p text:style-name="P2"><text:s text:c="2"/>TFFAIL = 1</text:p>
      <text:p text:style-name="P2"><text:s text:c="2"/>' left indexer</text:p>
      <text:p text:style-name="P2"><text:s text:c="2"/>AOAHIGH = 2</text:p>
      <text:p text:style-name="P2"><text:s text:c="2"/>AOAMIDDLE = 3</text:p>
      <text:p text:style-name="P2"><text:s text:c="2"/>AOALOW = 4</text:p>
      <text:p text:style-name="P2"><text:s text:c="2"/>' right indexer</text:p>
      <text:p text:style-name="P2"><text:s text:c="2"/>RDY = 5</text:p>
      <text:p text:style-name="P2"><text:s text:c="2"/>ARNWS = 6</text:p>
      <text:p text:style-name="P2"><text:s text:c="2"/>DISC = 7</text:p>
      <text:p text:style-name="P2"><text:s text:c="2"/>' right eyebrowlights</text:p>
      <text:p text:style-name="P2"><text:s text:c="2"/>ENGFIRE = 8</text:p>
      <text:p text:style-name="P2"><text:s text:c="2"/>ENGINE = 9 <text:s text:c="11"/>(no está en Memoria, usando CautionPanel EngineFault)</text:p>
      <text:p text:style-name="P2"><text:s text:c="2"/>HYDOILPRESS = 10</text:p>
      <text:p text:style-name="P2"><text:s text:c="2"/>FLCS = 11 <text:s text:c="12"/>(no está en Memoria, usando CautionPanel FltCtrlSys)</text:p>
      <text:p text:style-name="P2"><text:s text:c="2"/>DBUON = 12 <text:s text:c="11"/>(no está en Memoria, usando DUAL-&gt;en AF on CP)</text:p>
      <text:p text:style-name="P2"><text:s text:c="2"/>TOLDGCONFIG = 13 <text:s text:c="4"/></text:p>
      <text:p text:style-name="P2"><text:s text:c="2"/>CANOPY = 14 <text:s text:c="4"/></text:p>
      <text:p text:style-name="P2"><text:s text:c="2"/>OXYLOW = 15 <text:s text:c="4"/></text:p>
      <text:p text:style-name="P2"><text:s text:c="2"/>' tws prime</text:p>
      <text:p text:style-name="P2"><text:s text:c="2"/>HANDOFF = 16 <text:s text:c="4"/></text:p>
      <text:p text:style-name="P2"><text:s text:c="2"/>LAUNCH = 17 <text:s text:c="4"/></text:p>
      <text:p text:style-name="P2"><text:s text:c="2"/>PRIMODE = 18 <text:s text:c="4"/></text:p>
      <text:p text:style-name="P2"><text:s text:c="2"/>NAVAL = 19 <text:s text:c="4"/></text:p>
      <text:p text:style-name="P2"><text:s text:c="2"/>UNKNOWN = 20 <text:s text:c="5"/></text:p>
      <text:p text:style-name="P2"><text:s text:c="2"/>TGTSEP = 21 <text:s text:c="5"/></text:p>
      <text:p text:style-name="P2"><text:s text:c="2"/>' misc panel</text:p>
      <text:p text:style-name="P2"><text:s text:c="2"/>ECMON = 22</text:p>
      <text:p text:style-name="P2"><text:s text:c="2"/>TFRACTIVE = 23</text:p>
      <text:p text:style-name="P2"><text:s text:c="2"/>TFRSTDBY = 24 <text:s text:c="8"/>(no está en AF)</text:p>
      <text:p text:style-name="Standard"/>
      <text:p text:style-name="Standard"/>
      <text:p text:style-name="Standard"><text:span text:style-name="T3">VAR 0012</text:span> - Luces de Consola</text:p>
      <text:p text:style-name="Standard"/>
      <text:p text:style-name="Standard">Usados los siguientes bits:</text:p>
      <text:p text:style-name="P2"><text:s text:c="2"/>JFSON = 0 <text:s text:c="2"/></text:p>
      <text:p text:style-name="P2"><text:s text:c="2"/>AVTRON = 1 <text:s text:c="2"/></text:p>
      <text:p text:style-name="P2"><text:s text:c="2"/>' epu</text:p>
      <text:p text:style-name="P2"><text:s text:c="2"/>EPUON = 2 <text:s text:c="2"/></text:p>
      <text:p text:style-name="P2"><text:s text:c="2"/>HYDRAZIN = 3</text:p>
      <text:p text:style-name="P2"><text:s text:c="2"/>AIR = 4</text:p>
      <text:p text:style-name="P2"><text:s text:c="2"/>' elec</text:p>
      <text:p text:style-name="P2"><text:s text:c="2"/>FLCSPMG = 5</text:p>
      <text:p text:style-name="P2"><text:s text:c="2"/>MAINGEN = 6</text:p>
      <text:p text:style-name="P2"><text:s text:c="2"/>STBYGEN = 7</text:p>
      <text:p text:style-name="P2"><text:s text:c="2"/>EPUGEN = 8</text:p>
      <text:p text:style-name="P2"><text:s text:c="2"/>EPUPMG = 9</text:p>
      <text:p text:style-name="P2"><text:s text:c="2"/>TOFLCS = 10</text:p>
      <text:p text:style-name="P2"><text:s text:c="2"/>FLCSRLY = 11</text:p>
      <text:p text:style-name="P2"><text:s text:c="2"/>BATFAIL = 12</text:p>
      <text:p text:style-name="P2"><text:s text:c="2"/>' flight control</text:p>
      <text:p text:style-name="P2"><text:s text:c="2"/>FLTCTRLFAIL = 13</text:p>
      <text:p text:style-name="P2"><text:s text:c="2"/>' marcer beacon light(s)</text:p>
      <text:p text:style-name="P2"><text:s text:c="2"/>MARKER_OUTER = 14</text:p>
      <text:p text:style-name="P2"><text:s text:c="2"/>MARKER_MIDDLE = 15</text:p>
      <text:p text:style-name="P2"><text:s text:c="2"/>MARKER_INNER = 16</text:p>
      <text:p text:style-name="P2"><text:s text:c="2"/></text:p>
      <text:p text:style-name="P2"><text:s text:c="2"/>NOSEWHEEL = 17</text:p>
      <text:p text:style-name="P2"><text:s text:c="2"/>LEFTWHEEL = 18</text:p>
      <text:p text:style-name="P2"><text:s text:c="2"/>RIGHTWHEEL = 19</text:p>
      <text:p text:style-name="P2"><text:s text:c="2"/>GEARHANDLE = 20</text:p>
      <text:p text:style-name="P2"><text:s text:c="2"/>' tws aux</text:p>
      <text:p text:style-name="P2"><text:s text:c="2"/>AUXSRCH = 21</text:p>
      <text:p text:style-name="P2"><text:s text:c="2"/>AUXACT = 22</text:p>
      <text:p text:style-name="P2"><text:s text:c="2"/>AUXLOW = 23</text:p>
      <text:p text:style-name="P2"><text:s text:c="2"/>AUXPWR = 24</text:p>
      <text:p text:style-name="P2"><text:s text:c="2"/>CMDS_NOGO = 25 (NOGO será seleccionado cuando chaffCount o flareCount = 0, )</text:p>
      <text:p text:style-name="P2"><text:s text:c="2"/>CMDS_GO = 26</text:p>
      <text:p text:style-name="P2"><text:s text:c="2"/>CMDS_DISPRDY = 27</text:p>
      <text:p text:style-name="Standard"/>
      <text:p text:style-name="Standard"/>
      <text:p text:style-name="Standard"><text:span text:style-name="T3">VAR 0013</text:span> - Banderas de Instrumentos (no implementado aún)</text:p>
      <text:p text:style-name="Standard"/>
      <text:p text:style-name="Standard">Usados los siguientes bits:</text:p>
      <text:p text:style-name="P2"><text:s text:c="2"/>HSI_To = 0 <text:s text:c="12"/>' HSI_FLAG_TO_TRUE</text:p>
      <text:p text:style-name="P2"><text:s text:c="2"/>HSI_Ils = 1 <text:s text:c="11"/>' HSI_FLAG_ILS_WARN</text:p>
      <text:p text:style-name="P2"><text:s text:c="2"/>HSI_Course = 2 <text:s text:c="8"/>' HSI_FLAG_CRS_WARN</text:p>
      <text:p text:style-name="P2"><text:s text:c="2"/>HSI_Init = 3 <text:s text:c="10"/>' HSI_FLAG_INIT</text:p>
      <text:p text:style-name="P2"><text:s text:c="2"/>TotalFlags = 4 <text:s text:c="8"/>' HSI_FLAG_TOTAL_FLAGS</text:p>
      <text:p text:style-name="P2"><text:s text:c="2"/>ADI_OFF = 5 <text:s text:c="11"/>' ADI OFF Flag</text:p>
      <text:p text:style-name="P2"><text:s text:c="2"/>ADI_AUX = 6 <text:s text:c="11"/>' ADI AUX Flag</text:p>
      <text:p text:style-name="P2"><text:s text:c="2"/>ADI_GS = 7 <text:s text:c="12"/>' ADI GS FLAG</text:p>
      <text:p text:style-name="P2"><text:s text:c="2"/>ADI_LOC = 8 <text:s text:c="11"/>' ADI LOC FLAG</text:p>
      <text:p text:style-name="P2"><text:s text:c="2"/>HSI_OFF = 9 <text:s text:c="11"/>' HSI OFF Flag</text:p>
      <text:p text:style-name="P2"><text:s text:c="2"/>BUP_ADI_OFF = 10 <text:s text:c="6"/>' Backup ADI Off Flag</text:p>
      <text:p text:style-name="P2"><text:s text:c="2"/>VVI_OFF = 11 <text:s text:c="10"/>' VVI OFF Flag</text:p>
      <text:p text:style-name="P2"><text:s text:c="2"/>AOA_OFF = 12 <text:s text:c="10"/>' AOA OFF Flag</text:p>
      <text:p text:style-name="P2"/>
      <text:p text:style-name="Standard">Para probar cualquiera de estos bits, usa la función "TESTBIT" de SIOC. </text:p>
      <text:p text:style-name="Standard">Si quieres probar si la luz del NWS está en Falcon, usa</text:p>
      <text:p text:style-name="Standard"/>
      <text:p text:style-name="P4">C0 = TESTBIT V0011, 6</text:p>
      <text:p text:style-name="Standard"/>
      <text:p text:style-name="Standard"><text:span text:style-name="T6">ATENCIÓN! Los Bits comienzan por "0"</text:span> </text:p>
      <text:p text:style-name="Standard"/>
      <text:p text:style-name="Standard">asi que para probar el MasterCaution, tienes que usar</text:p>
      <text:p text:style-name="Standard"/>
      <text:p text:style-name="P5">C0 = TESTBIT V0011, 0</text:p>
      <text:p text:style-name="Standard"/>
      <text:p text:style-name="Standard"/>
      <text:p text:style-name="Standard"><text:span text:style-name="T7">VAR 0015-0018</text:span> </text:p>
      <text:p text:style-name="Standard"/>
      <text:p text:style-name="Standard">son los valores lightbit originales de Falcon. Puedes usar éstos o las variables implementadas arriba.</text:p>
      <text:p text:style-name="Standard"/>
      <text:p text:style-name="Standard">Para conseguir más información sobre estos valores, por favor échale un vistazo al <text:s/>archivo "<text:span text:style-name="T2">IOCP.pdf</text:span>" que viene con FAST, es del programa <text:span text:style-name="T8">Supertron</text:span> de "MachoMan".</text:p>
      <text:p text:style-name="Standard">Hay algunas diferencias entre los lightbits de AF y los de BMS (mostrados en el <text:span text:style-name="T2">IOCP.pdf</text:span>):</text:p>
      <text:p text:style-name="Standard"/>
      <text:list text:style-name="L1">
        <text:list-item>
          <text:p text:style-name="P6">en lightbits los bits bits "WOW", "AutoPilotOn" and "TFR_STBY" no están disponibles</text:p>
          <text:p text:style-name="P6"/>
        </text:list-item>
        <text:list-item>
          <text:p text:style-name="P6">en lightbits2 el último bit "ENGINE" no está disponible</text:p>
          <text:p text:style-name="P6"/>
        </text:list-item>
        <text:list-item>
          <text:p text:style-name="P6">en lightbits3 el bit "Power_Off" no está ahí, sin membargo es llamado"OnGround" - Desgraciadamente, ese bit no indica realmente si el avión está en tierra, si no el tiempo desde rampstart hasta el funcionamiento completo de motor</text:p>
          <text:p text:style-name="P6"/>
        </text:list-item>
        <text:list-item>
          <text:p text:style-name="P6">en lightbits3 los bits desde "Eng2_Fire" a "RightGearDown" no están en AF</text:p>
        </text:list-item>
      </text:list>
      <text:p text:style-name="Standard"/>
      <text:p text:style-name="Standard"/>
      <text:p text:style-name="P7">VAR 0020-0099</text:p>
      <text:p text:style-name="Standard"/>
      <text:p text:style-name="Standard">Valores de datos fuera de Falcon - Para saber qué valor es cual, por favor, comprueba el IOCPConsole con el archivo <text:span text:style-name="T2">iocp_config.con</text:span> incluido. En estos momentos, sólo son usados los valores desde 20 al 70, asi que hay sitio libre para futuros datos...</text:p>
      <text:p text:style-name="Standard"/>
      <text:p text:style-name="P8"/>
      <text:p text:style-name="P8">### DED y PFL ###</text:p>
      <text:p text:style-name="Standard"/>
      <text:p text:style-name="Standard">Debido a que SIOC no soporta el transporte de texto, los datos del DED y PFL están guardados como caracter 1 de valor ASCII en una variable SIOC, comenzado en la variable 100.</text:p>
      <text:p text:style-name="Standard"/>
      <text:p text:style-name="Standard">Asi que VARS 0100 - 0124 contienen los caracteresde la primera línea del DED, de la 0125-0149 para la 2ª línea DED, 0150-0174 la 3ª línea DED, 0175-0199 la 4ª y 0200-0224 la 5ª línea. </text:p>
      <text:p text:style-name="Standard"/>
      <text:p text:style-name="Standard">El PFL comienza en VAR 0300 y finaliza en 0424.</text:p>
      <text:p text:style-name="Standard"/>
      <text:p text:style-name="Standard">La posición de los caracteres invertidos aún no está implementada.</text:p>
      <text:p text:style-name="Standard"/>
      <text:p text:style-name="Standard"/>
      <text:p text:style-name="Heading">******************</text:p>
      <text:p text:style-name="Heading">* Bugs conocidos *</text:p>
      <text:p text:style-name="Heading">******************</text:p>
      <text:p text:style-name="Standard"/>
      <text:list text:style-name="L2">
        <text:list-item>
          <text:p text:style-name="P9">Algunos valores no se leen correctamente desde Falcon: fwd y aft fuel</text:p>
        </text:list-item>
      </text:list>
      <text:p text:style-name="Standard"/>
      <text:list text:style-name="L2">
        <text:list-item>
          <text:p text:style-name="P9">Caracteres inversos del DED y PFL no implementados aún</text:p>
        </text:list-item>
      </text:list>
      <text:p text:style-name="Standard"/>
      <text:p text:style-name="Standard"/>
      <text:p text:style-name="Heading">*****************</text:p>
      <text:p text:style-name="Heading">* <text:s text:c="2"/>Changelog <text:s text:c="2"/>*</text:p>
      <text:p text:style-name="Heading">*****************</text:p>
      <text:p text:style-name="P10"/>
      <text:p text:style-name="P10">V0.94</text:p>
      <text:p text:style-name="Standard">*) Implementado soporte paa AF 1.09</text:p>
      <text:p text:style-name="P10"/>
      <text:p text:style-name="P10">V0.93</text:p>
      <text:p text:style-name="Standard">*) Actualizadas las luces del tren de aterrizaje, dependientes de los valores de posición del tren de AF</text:p>
      <text:p text:style-name="Standard">*) Implementado soporte paa BMS/FF</text:p>
      <text:p text:style-name="Standard">*) Incluido bit de luz TFRSTDBY (no disponible en AF)</text:p>
      <text:p text:style-name="Standard">*) Añadidas variables "courseState" y "headisgState" (variables 69 y 70)</text:p>
      <text:p text:style-name="Standard">*) Añadidos bits en ConsoleLights: NOGO, GO, DISPENSE RDY del panel CMDS.</text:p>
      <text:p text:style-name="Standard"/>
      <text:p text:style-name="P10">V0.92</text:p>
      <text:p text:style-name="Standard">*) añadidos valores de luces propios</text:p>
      <text:p text:style-name="Standard"/>
      <text:p text:style-name="P10">V0.91</text:p>
      <text:p text:style-name="Standard">Primer lanzami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cm" fo:margin-bottom="0cm" fo:keep-with-next="always"/>
      <style:text-properties style:font-name="Courier New" fo:font-size="12pt" style:font-name-asian="Lucida Sans Unicode" style:font-size-asian="14pt" style:font-name-complex="Tahoma" style:font-size-complex="14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04T15:48:22</meta:creation-date>
    <dc:creator>Michael Hirczy</dc:creator>
    <dc:date>2007-01-10T21:56:53</dc:date>
    <dc:language>en-US</dc:language>
    <meta:editing-cycles>106</meta:editing-cycles>
    <meta:editing-duration>PT3H33M19S</meta:editing-duration>
    <meta:user-defined meta:name="Info 1"/>
    <meta:user-defined meta:name="Info 2"/>
    <meta:user-defined meta:name="Info 3"/>
    <meta:user-defined meta:name="Info 4"/>
    <meta:document-statistic meta:table-count="0" meta:image-count="0" meta:object-count="0" meta:page-count="5" meta:paragraph-count="212" meta:word-count="1248" meta:character-count="9294"/>
  </office:meta>
</office:document-meta>
</file>